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1" svg:font-family="'Prestige Elite Std'" style:font-pitch="fixed"/>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07cm" table:align="left"/>
    </style:style>
    <style:style style:name="Table1.A" style:family="table-column">
      <style:table-column-properties style:column-width="2.397cm"/>
    </style:style>
    <style:style style:name="Table1.B" style:family="table-column">
      <style:table-column-properties style:column-width="5.1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2.397cm"/>
    </style:style>
    <style:style style:name="Table2.B" style:family="table-column">
      <style:table-column-properties style:column-width="8.103cm"/>
    </style:style>
    <style:style style:name="Table2.C" style:family="table-column">
      <style:table-column-properties style:column-width="6.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background-color="transparent" fo:padding="0.097cm" fo:border-left="0.05pt solid #000000" fo:border-right="none" fo:border-top="none"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none"/>
    </style:style>
    <style:style style:name="Table3" style:family="table">
      <style:table-properties style:width="17.006cm" table:align="margins"/>
    </style:style>
    <style:style style:name="Table3.A" style:family="table-column">
      <style:table-column-properties style:column-width="4.796cm" style:rel-column-width="18482*"/>
    </style:style>
    <style:style style:name="Table3.B" style:family="table-column">
      <style:table-column-properties style:column-width="5.704cm" style:rel-column-width="21983*"/>
    </style:style>
    <style:style style:name="Table3.C" style:family="table-column">
      <style:table-column-properties style:column-width="6.505cm" style:rel-column-width="2507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fo:language="de" fo:country="DE"/>
    </style:style>
    <style:style style:name="P2" style:family="paragraph" style:parent-style-name="Project">
      <style:text-properties fo:language="de" fo:country="DE"/>
    </style:style>
    <style:style style:name="P3" style:family="paragraph" style:parent-style-name="Text_20_body">
      <style:text-properties officeooo:rsid="01cbaef3" officeooo:paragraph-rsid="01cbaef3"/>
    </style:style>
    <style:style style:name="P4" style:family="paragraph" style:parent-style-name="Text_20_body">
      <style:text-properties officeooo:rsid="01cbaef3" officeooo:paragraph-rsid="01cda0e0"/>
    </style:style>
    <style:style style:name="P5" style:family="paragraph" style:parent-style-name="Text_20_body">
      <style:text-properties officeooo:rsid="01cda0e0" officeooo:paragraph-rsid="01cda0e0"/>
    </style:style>
    <style:style style:name="P6" style:family="paragraph" style:parent-style-name="Text_20_body">
      <style:text-properties officeooo:rsid="01cfaf76" officeooo:paragraph-rsid="01cfaf76"/>
    </style:style>
    <style:style style:name="P7" style:family="paragraph" style:parent-style-name="Text_20_body">
      <style:text-properties officeooo:rsid="01d1a384" officeooo:paragraph-rsid="01d1a384"/>
    </style:style>
    <style:style style:name="P8" style:family="paragraph" style:parent-style-name="Text_20_body">
      <style:text-properties officeooo:rsid="01d29026" officeooo:paragraph-rsid="01d42963"/>
    </style:style>
    <style:style style:name="P9" style:family="paragraph" style:parent-style-name="Text_20_body">
      <style:text-properties officeooo:rsid="01d42963" officeooo:paragraph-rsid="01d42963"/>
    </style:style>
    <style:style style:name="P10" style:family="paragraph" style:parent-style-name="Text_20_body">
      <style:text-properties officeooo:rsid="01d69b7e" officeooo:paragraph-rsid="01d69b7e"/>
    </style:style>
    <style:style style:name="P11" style:family="paragraph" style:parent-style-name="Text_20_body">
      <style:text-properties officeooo:rsid="01d6d44c" officeooo:paragraph-rsid="01d6d44c"/>
    </style:style>
    <style:style style:name="P12" style:family="paragraph" style:parent-style-name="Text_20_body">
      <style:text-properties officeooo:rsid="01ed0be6" officeooo:paragraph-rsid="01ed0be6"/>
    </style:style>
    <style:style style:name="P13" style:family="paragraph" style:parent-style-name="Text_20_body">
      <style:text-properties officeooo:rsid="01ee7f6b" officeooo:paragraph-rsid="01ee7f6b"/>
    </style:style>
    <style:style style:name="P14" style:family="paragraph" style:parent-style-name="Text_20_body">
      <style:text-properties officeooo:rsid="01f0249f" officeooo:paragraph-rsid="01f0249f"/>
    </style:style>
    <style:style style:name="P15" style:family="paragraph" style:parent-style-name="Text_20_body">
      <style:text-properties officeooo:rsid="01f1cb76" officeooo:paragraph-rsid="01f1cb76"/>
    </style:style>
    <style:style style:name="P16" style:family="paragraph" style:parent-style-name="Text_20_body">
      <style:text-properties officeooo:rsid="02099bbe" officeooo:paragraph-rsid="02099bbe"/>
    </style:style>
    <style:style style:name="P17" style:family="paragraph" style:parent-style-name="Text_20_body">
      <style:text-properties officeooo:rsid="020af78a" officeooo:paragraph-rsid="020af78a"/>
    </style:style>
    <style:style style:name="P18" style:family="paragraph" style:parent-style-name="Text_20_body">
      <style:text-properties officeooo:rsid="020c6c79" officeooo:paragraph-rsid="020c6c79"/>
    </style:style>
    <style:style style:name="P19" style:family="paragraph" style:parent-style-name="Text_20_body">
      <style:text-properties officeooo:rsid="021162d6" officeooo:paragraph-rsid="021162d6"/>
    </style:style>
    <style:style style:name="P20" style:family="paragraph" style:parent-style-name="Text_20_body">
      <style:text-properties officeooo:rsid="0212b25e" officeooo:paragraph-rsid="0212b25e"/>
    </style:style>
    <style:style style:name="P21" style:family="paragraph" style:parent-style-name="Text_20_body">
      <style:text-properties officeooo:rsid="02141c3e" officeooo:paragraph-rsid="02141c3e"/>
    </style:style>
    <style:style style:name="P22" style:family="paragraph" style:parent-style-name="Text_20_body">
      <style:text-properties officeooo:rsid="0215ed79" officeooo:paragraph-rsid="0215ed79"/>
    </style:style>
    <style:style style:name="P23" style:family="paragraph" style:parent-style-name="Text_20_body">
      <style:text-properties officeooo:rsid="0216d08d" officeooo:paragraph-rsid="0216d08d"/>
    </style:style>
    <style:style style:name="P24" style:family="paragraph" style:parent-style-name="Text_20_body">
      <style:text-properties officeooo:paragraph-rsid="0216d08d"/>
    </style:style>
    <style:style style:name="P25" style:family="paragraph" style:parent-style-name="Text_20_body">
      <style:text-properties officeooo:rsid="0218c9f2" officeooo:paragraph-rsid="0218c9f2"/>
    </style:style>
    <style:style style:name="P26" style:family="paragraph" style:parent-style-name="Text_20_body">
      <style:text-properties officeooo:rsid="021c1808" officeooo:paragraph-rsid="021c1808"/>
    </style:style>
    <style:style style:name="P27" style:family="paragraph" style:parent-style-name="Text_20_body">
      <style:text-properties officeooo:rsid="021d61df" officeooo:paragraph-rsid="021d61df"/>
    </style:style>
    <style:style style:name="P28" style:family="paragraph" style:parent-style-name="Text_20_body">
      <style:text-properties officeooo:rsid="022154c5" officeooo:paragraph-rsid="022154c5"/>
    </style:style>
    <style:style style:name="P29" style:family="paragraph" style:parent-style-name="Text_20_body">
      <style:text-properties officeooo:rsid="0223e069" officeooo:paragraph-rsid="0223e069"/>
    </style:style>
    <style:style style:name="P30" style:family="paragraph" style:parent-style-name="Text_20_body">
      <style:text-properties officeooo:rsid="0225306f" officeooo:paragraph-rsid="0225306f"/>
    </style:style>
    <style:style style:name="P31" style:family="paragraph" style:parent-style-name="Text_20_body">
      <style:text-properties officeooo:rsid="02264393" officeooo:paragraph-rsid="02264393"/>
    </style:style>
    <style:style style:name="P32" style:family="paragraph" style:parent-style-name="Text_20_body">
      <style:text-properties fo:font-weight="normal" officeooo:rsid="02264393" officeooo:paragraph-rsid="02264393" style:font-weight-asian="normal" style:font-weight-complex="normal"/>
    </style:style>
    <style:style style:name="P33" style:family="paragraph" style:parent-style-name="Text_20_body">
      <style:text-properties officeooo:rsid="02311c52" officeooo:paragraph-rsid="02311c52"/>
    </style:style>
    <style:style style:name="P34" style:family="paragraph" style:parent-style-name="Text_20_body">
      <style:text-properties officeooo:rsid="022e0bb5" officeooo:paragraph-rsid="022e0bb5"/>
    </style:style>
    <style:style style:name="P35" style:family="paragraph" style:parent-style-name="Text_20_body">
      <style:text-properties officeooo:rsid="0235dc41" officeooo:paragraph-rsid="0235dc41"/>
    </style:style>
    <style:style style:name="P36" style:family="paragraph" style:parent-style-name="Text_20_body">
      <style:text-properties officeooo:rsid="023681e6" officeooo:paragraph-rsid="023681e6"/>
    </style:style>
    <style:style style:name="P37" style:family="paragraph" style:parent-style-name="Table_20_Contents">
      <style:text-properties officeooo:rsid="01ce8fb8" officeooo:paragraph-rsid="01ce8fb8"/>
    </style:style>
    <style:style style:name="P38" style:family="paragraph" style:parent-style-name="Table_20_Contents">
      <style:text-properties fo:font-weight="bold" officeooo:rsid="01ce8fb8" officeooo:paragraph-rsid="01ce8fb8" style:font-weight-asian="bold" style:font-weight-complex="bold"/>
    </style:style>
    <style:style style:name="P39" style:family="paragraph" style:parent-style-name="Table_20_Contents">
      <style:text-properties fo:font-weight="bold" officeooo:rsid="01d1a384" officeooo:paragraph-rsid="01d1a384" style:font-weight-asian="bold" style:font-weight-complex="bold"/>
    </style:style>
    <style:style style:name="P40" style:family="paragraph" style:parent-style-name="Table_20_Contents">
      <style:text-properties fo:font-weight="bold" officeooo:rsid="01d84934" officeooo:paragraph-rsid="01d84934" style:font-weight-asian="bold" style:font-weight-complex="bold"/>
    </style:style>
    <style:style style:name="P41" style:family="paragraph" style:parent-style-name="Table_20_Contents">
      <style:text-properties officeooo:rsid="01d1a384" officeooo:paragraph-rsid="01d1a384"/>
    </style:style>
    <style:style style:name="P42" style:family="paragraph" style:parent-style-name="Table_20_Contents">
      <style:text-properties fo:color="#999999" officeooo:rsid="01d1a384" officeooo:paragraph-rsid="01d1a384"/>
    </style:style>
    <style:style style:name="P43" style:family="paragraph" style:parent-style-name="Table_20_Contents">
      <style:text-properties fo:color="#0000cc" officeooo:rsid="01d1a384" officeooo:paragraph-rsid="01d1a384"/>
    </style:style>
    <style:style style:name="P44" style:family="paragraph" style:parent-style-name="Table_20_Contents">
      <style:text-properties fo:color="#0000cc" officeooo:rsid="01d29026" officeooo:paragraph-rsid="01d29026"/>
    </style:style>
    <style:style style:name="P45" style:family="paragraph" style:parent-style-name="Title">
      <style:text-properties fo:language="de" fo:country="DE" officeooo:rsid="01cbaef3"/>
    </style:style>
    <style:style style:name="P46" style:family="paragraph" style:parent-style-name="Table_20_Contents">
      <style:paragraph-properties fo:margin-top="0cm" fo:margin-bottom="0cm" loext:contextual-spacing="false"/>
    </style:style>
    <style:style style:name="P47" style:family="paragraph" style:parent-style-name="Text_20_body" style:master-page-name="">
      <loext:graphic-properties draw:fill="none"/>
      <style:paragraph-properties fo:margin-left="0cm" fo:margin-right="0cm" fo:margin-top="0.102cm" fo:margin-bottom="0.102cm" loext:contextual-spacing="false" fo:text-indent="0cm" style:auto-text-indent="false" style:page-number="auto" fo:background-color="transparent"/>
      <style:text-properties officeooo:rsid="02279ebc" officeooo:paragraph-rsid="022e0bb5"/>
    </style:style>
    <style:style style:name="P48" style:family="paragraph" style:parent-style-name="Text">
      <style:text-properties officeooo:rsid="023a854b" officeooo:paragraph-rsid="023a854b"/>
    </style:style>
    <style:style style:name="P49" style:family="paragraph" style:parent-style-name="Footnote">
      <style:text-properties officeooo:rsid="023681e6" officeooo:paragraph-rsid="023681e6"/>
    </style:style>
    <style:style style:name="P50" style:family="paragraph" style:parent-style-name="Text_20_body">
      <style:text-properties officeooo:rsid="023681e6" officeooo:paragraph-rsid="023681e6"/>
    </style:style>
    <style:style style:name="P51" style:family="paragraph" style:parent-style-name="Text_20_body">
      <style:text-properties officeooo:rsid="0247d782" officeooo:paragraph-rsid="0247d782"/>
    </style:style>
    <style:style style:name="P52" style:family="paragraph" style:parent-style-name="Text_20_body">
      <style:text-properties officeooo:rsid="024879e3" officeooo:paragraph-rsid="024879e3"/>
    </style:style>
    <style:style style:name="P53" style:family="paragraph" style:parent-style-name="Heading_20_1">
      <style:text-properties officeooo:rsid="01cbaef3" officeooo:paragraph-rsid="01cbaef3"/>
    </style:style>
    <style:style style:name="P54" style:family="paragraph" style:parent-style-name="List_20_1_20_Start">
      <style:text-properties officeooo:rsid="01cbaef3" officeooo:paragraph-rsid="01cbaef3"/>
    </style:style>
    <style:style style:name="P55" style:family="paragraph" style:parent-style-name="List_20_1_20_Start">
      <style:text-properties officeooo:rsid="01cda0e0" officeooo:paragraph-rsid="01cda0e0"/>
    </style:style>
    <style:style style:name="P56" style:family="paragraph" style:parent-style-name="List_20_1_20_Start">
      <style:text-properties officeooo:rsid="01f0249f" officeooo:paragraph-rsid="01f0249f"/>
    </style:style>
    <style:style style:name="P57" style:family="paragraph" style:parent-style-name="List_20_1_20_Start">
      <style:text-properties officeooo:rsid="01f1cb76" officeooo:paragraph-rsid="01f1cb76"/>
    </style:style>
    <style:style style:name="P58" style:family="paragraph" style:parent-style-name="List_20_1_20_Start">
      <style:text-properties officeooo:rsid="0216d08d" officeooo:paragraph-rsid="0216d08d"/>
    </style:style>
    <style:style style:name="P59" style:family="paragraph" style:parent-style-name="List_20_1_20_Cont.">
      <style:text-properties officeooo:rsid="01cbaef3" officeooo:paragraph-rsid="01cbaef3"/>
    </style:style>
    <style:style style:name="P60" style:family="paragraph" style:parent-style-name="List_20_1_20_Cont.">
      <style:text-properties officeooo:rsid="01cda0e0" officeooo:paragraph-rsid="01cda0e0"/>
    </style:style>
    <style:style style:name="P61" style:family="paragraph" style:parent-style-name="List_20_1_20_Cont.">
      <style:text-properties officeooo:rsid="01f0249f" officeooo:paragraph-rsid="01f0249f"/>
    </style:style>
    <style:style style:name="P62" style:family="paragraph" style:parent-style-name="List_20_1_20_Cont.">
      <style:text-properties officeooo:rsid="01f1cb76" officeooo:paragraph-rsid="01f1cb76"/>
    </style:style>
    <style:style style:name="P63" style:family="paragraph" style:parent-style-name="List_20_1_20_Cont.">
      <style:text-properties officeooo:rsid="0216d08d" officeooo:paragraph-rsid="0216d08d"/>
    </style:style>
    <style:style style:name="P64" style:family="paragraph" style:parent-style-name="List_20_1_20_End">
      <style:text-properties officeooo:paragraph-rsid="01cbaef3"/>
    </style:style>
    <style:style style:name="P65" style:family="paragraph" style:parent-style-name="Heading_20_2">
      <style:text-properties officeooo:rsid="01cda0e0" officeooo:paragraph-rsid="01cda0e0"/>
    </style:style>
    <style:style style:name="P66" style:family="paragraph" style:parent-style-name="Heading_20_2">
      <style:text-properties officeooo:rsid="01cda0e0" officeooo:paragraph-rsid="01d42963"/>
    </style:style>
    <style:style style:name="P67" style:family="paragraph" style:parent-style-name="Heading_20_2">
      <style:text-properties officeooo:rsid="01d42963" officeooo:paragraph-rsid="01d42963"/>
    </style:style>
    <style:style style:name="P68" style:family="paragraph" style:parent-style-name="Heading_20_2">
      <style:text-properties officeooo:rsid="01cbaef3" officeooo:paragraph-rsid="01cbaef3"/>
    </style:style>
    <style:style style:name="P69" style:family="paragraph" style:parent-style-name="Heading_20_2">
      <style:text-properties officeooo:rsid="021dea35" officeooo:paragraph-rsid="021dea35"/>
    </style:style>
    <style:style style:name="P70" style:family="paragraph" style:parent-style-name="Heading_20_3">
      <style:text-properties officeooo:rsid="01cda0e0" officeooo:paragraph-rsid="01cda0e0"/>
    </style:style>
    <style:style style:name="P71" style:family="paragraph" style:parent-style-name="Heading_20_3">
      <style:text-properties officeooo:rsid="01d42963" officeooo:paragraph-rsid="01d42963"/>
    </style:style>
    <style:style style:name="P72" style:family="paragraph" style:parent-style-name="Heading_20_3">
      <style:text-properties officeooo:rsid="02141c3e" officeooo:paragraph-rsid="02141c3e"/>
    </style:style>
    <style:style style:name="P73" style:family="paragraph" style:parent-style-name="Heading_20_3">
      <style:text-properties officeooo:rsid="0215ed79" officeooo:paragraph-rsid="0215ed79"/>
    </style:style>
    <style:style style:name="P74" style:family="paragraph" style:parent-style-name="Heading_20_3">
      <style:text-properties officeooo:rsid="0216d08d" officeooo:paragraph-rsid="0216d08d"/>
    </style:style>
    <style:style style:name="P75" style:family="paragraph" style:parent-style-name="Heading_20_3">
      <style:text-properties officeooo:rsid="022154c5"/>
    </style:style>
    <style:style style:name="P76" style:family="paragraph" style:parent-style-name="Heading_20_3">
      <style:text-properties officeooo:rsid="022154c5" officeooo:paragraph-rsid="022ac26a"/>
    </style:style>
    <style:style style:name="P77" style:family="paragraph" style:parent-style-name="Heading_20_3">
      <style:text-properties officeooo:rsid="02311c52" officeooo:paragraph-rsid="02311c52"/>
    </style:style>
    <style:style style:name="P78" style:family="paragraph" style:parent-style-name="Numbering_20_1_20_Start">
      <style:text-properties officeooo:rsid="023a854b" officeooo:paragraph-rsid="023a854b"/>
    </style:style>
    <style:style style:name="P79" style:family="paragraph" style:parent-style-name="Numbering_20_1_20_Cont.">
      <style:text-properties officeooo:rsid="02383528" officeooo:paragraph-rsid="02383528"/>
    </style:style>
    <style:style style:name="P80" style:family="paragraph" style:parent-style-name="Numbering_20_1_20_Cont.">
      <style:text-properties officeooo:rsid="023a854b" officeooo:paragraph-rsid="023a854b"/>
    </style:style>
    <style:style style:name="P81" style:family="paragraph" style:parent-style-name="Numbering_20_1_20_End">
      <style:text-properties officeooo:rsid="0239d117" officeooo:paragraph-rsid="0239d117"/>
    </style:style>
    <style:style style:name="T1" style:family="text">
      <style:text-properties fo:font-style="italic" style:font-style-asian="italic" style:font-style-complex="italic"/>
    </style:style>
    <style:style style:name="T2" style:family="text">
      <style:text-properties fo:font-style="italic" officeooo:rsid="01d6d44c" style:font-style-asian="italic" style:font-style-complex="italic"/>
    </style:style>
    <style:style style:name="T3" style:family="text">
      <style:text-properties fo:font-style="italic" officeooo:rsid="020c6c79" style:font-style-asian="italic" style:font-style-complex="italic"/>
    </style:style>
    <style:style style:name="T4" style:family="text">
      <style:text-properties officeooo:rsid="01cbaef3"/>
    </style:style>
    <style:style style:name="T5" style:family="text">
      <style:text-properties officeooo:rsid="01cfaf76"/>
    </style:style>
    <style:style style:name="T6" style:family="text">
      <style:text-properties officeooo:rsid="01d1a384"/>
    </style:style>
    <style:style style:name="T7" style:family="text">
      <style:text-properties officeooo:rsid="01d42963"/>
    </style:style>
    <style:style style:name="T8" style:family="text">
      <style:text-properties officeooo:rsid="01d4f045"/>
    </style:style>
    <style:style style:name="T9" style:family="text">
      <style:text-properties officeooo:rsid="01d6d44c"/>
    </style:style>
    <style:style style:name="T10" style:family="text">
      <style:text-properties officeooo:rsid="01d84934"/>
    </style:style>
    <style:style style:name="T11" style:family="text">
      <style:text-properties officeooo:rsid="01ed0be6"/>
    </style:style>
    <style:style style:name="T12" style:family="text">
      <style:text-properties officeooo:rsid="01ee7f6b"/>
    </style:style>
    <style:style style:name="T13" style:family="text">
      <style:text-properties officeooo:rsid="01f0249f"/>
    </style:style>
    <style:style style:name="T14" style:family="text">
      <style:text-properties officeooo:rsid="01f1cb76"/>
    </style:style>
    <style:style style:name="T15" style:family="text">
      <style:text-properties officeooo:rsid="02098afd"/>
    </style:style>
    <style:style style:name="T16" style:family="text">
      <style:text-properties officeooo:rsid="02099bbe"/>
    </style:style>
    <style:style style:name="T17" style:family="text">
      <style:text-properties style:font-name="Prestige Elite Std1"/>
    </style:style>
    <style:style style:name="T18" style:family="text">
      <style:text-properties style:font-name="Prestige Elite Std1" officeooo:rsid="02099bbe"/>
    </style:style>
    <style:style style:name="T19" style:family="text">
      <style:text-properties style:font-name="Prestige Elite Std1" officeooo:rsid="0215ed79"/>
    </style:style>
    <style:style style:name="T20" style:family="text">
      <style:text-properties officeooo:rsid="020c6c79"/>
    </style:style>
    <style:style style:name="T21" style:family="text">
      <style:text-properties officeooo:rsid="021162d6"/>
    </style:style>
    <style:style style:name="T22" style:family="text">
      <style:text-properties officeooo:rsid="02129dc5"/>
    </style:style>
    <style:style style:name="T23" style:family="text">
      <style:text-properties officeooo:rsid="0212b25e"/>
    </style:style>
    <style:style style:name="T24" style:family="text">
      <style:text-properties officeooo:rsid="02141c3e"/>
    </style:style>
    <style:style style:name="T25" style:family="text">
      <style:text-properties officeooo:rsid="0215ed79"/>
    </style:style>
    <style:style style:name="T26" style:family="text">
      <style:text-properties style:text-underline-style="solid" style:text-underline-width="auto" style:text-underline-color="font-color"/>
    </style:style>
    <style:style style:name="T27" style:family="text">
      <style:text-properties fo:font-style="normal" style:font-style-asian="normal" style:font-style-complex="normal"/>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officeooo:rsid="0216d08d"/>
    </style:style>
    <style:style style:name="T30" style:family="text">
      <style:text-properties officeooo:rsid="0218c9f2"/>
    </style:style>
    <style:style style:name="T31" style:family="text">
      <style:text-properties officeooo:rsid="021b89ea"/>
    </style:style>
    <style:style style:name="T32" style:family="text">
      <style:text-properties officeooo:rsid="021c1808"/>
    </style:style>
    <style:style style:name="T33" style:family="text">
      <style:text-properties officeooo:rsid="021d61df"/>
    </style:style>
    <style:style style:name="T34" style:family="text">
      <style:text-properties officeooo:rsid="021dea35"/>
    </style:style>
    <style:style style:name="T35" style:family="text">
      <style:text-properties officeooo:rsid="022154c5"/>
    </style:style>
    <style:style style:name="T36" style:family="text">
      <style:text-properties officeooo:rsid="0223e069"/>
    </style:style>
    <style:style style:name="T37" style:family="text">
      <style:text-properties officeooo:rsid="0225306f"/>
    </style:style>
    <style:style style:name="T38" style:family="text">
      <style:text-properties officeooo:rsid="02264393"/>
    </style:style>
    <style:style style:name="T39" style:family="text">
      <style:text-properties officeooo:rsid="02279ebc"/>
    </style:style>
    <style:style style:name="T40" style:family="text">
      <style:text-properties officeooo:rsid="02291d26"/>
    </style:style>
    <style:style style:name="T41" style:family="text">
      <style:text-properties officeooo:rsid="022ac26a"/>
    </style:style>
    <style:style style:name="T42" style:family="text">
      <style:text-properties officeooo:rsid="02302780"/>
    </style:style>
    <style:style style:name="T43" style:family="text">
      <style:text-properties officeooo:rsid="0235d728"/>
    </style:style>
    <style:style style:name="T44" style:family="text">
      <style:text-properties officeooo:rsid="023681e6"/>
    </style:style>
    <style:style style:name="T45" style:family="text">
      <style:text-properties officeooo:rsid="02383528"/>
    </style:style>
    <style:style style:name="T46" style:family="text">
      <style:text-properties officeooo:rsid="0239d117"/>
    </style:style>
    <style:style style:name="T47" style:family="text">
      <style:text-properties officeooo:rsid="024879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P</text:span>roject <text:span text:style-name="T1">FORCE</text:span></text:p>
      <text:p text:style-name="P45">Implementation of OO</text:p>
      <text:p text:style-name="P1">Dominik Wezel</text:p>
      <text:h text:style-name="Heading_20_1" text:outline-level="1">Overview</text:h>
      <text:p text:style-name="P3">The basic ordering concept for words in the FORCE language is the dictionary. <text:s/>There are several different types of dictionaries, all fulfilling a specific purpose.</text:p>
      <text:h text:style-name="P53" text:outline-level="1">Concept</text:h>
      <text:p text:style-name="P3">The concept covers the following main dictionaries:</text:p>
      <text:list xml:id="list2395336176" text:style-name="List_20_1">
        <text:list-item>
          <text:p text:style-name="P54">Vocabularies</text:p>
        </text:list-item>
        <text:list-item>
          <text:p text:style-name="P59">Structures</text:p>
        </text:list-item>
        <text:list-item>
          <text:p text:style-name="P59">Classes</text:p>
        </text:list-item>
        <text:list-item>
          <text:p text:style-name="P59">Enums</text:p>
        </text:list-item>
        <text:list-item>
          <text:p text:style-name="P59">EnumSets</text:p>
        </text:list-item>
        <text:list-item>
          <text:p text:style-name="P64">…</text:p>
        </text:list-item>
      </text:list>
      <text:p text:style-name="P5">Additionally, a dictionary can assume one of the following dictionary models:</text:p>
      <text:list xml:id="list230221981628075" text:continue-numbering="true" text:style-name="List_20_1">
        <text:list-item>
          <text:p text:style-name="P55">Structured</text:p>
        </text:list-item>
        <text:list-item>
          <text:p text:style-name="P60">Compact</text:p>
        </text:list-item>
        <text:list-item>
          <text:p text:style-name="List_20_1_20_End">…</text:p>
        </text:list-item>
      </text:list>
      <text:p text:style-name="P4">On top of this, different <text:span text:style-name="T7">code models can be chosen</text:span>:</text:p>
      <text:list xml:id="list230220941141601" text:continue-numbering="true" text:style-name="List_20_1">
        <text:list-item>
          <text:p text:style-name="P54">Direct threaded</text:p>
        </text:list-item>
        <text:list-item>
          <text:p text:style-name="P59">Indirect threaded</text:p>
        </text:list-item>
        <text:list-item>
          <text:p text:style-name="P59">Subroutine threaded</text:p>
        </text:list-item>
        <text:list-item>
          <text:p text:style-name="P59">Token threaded</text:p>
        </text:list-item>
        <text:list-item>
          <text:p text:style-name="P60">Inline coded</text:p>
        </text:list-item>
        <text:list-item>
          <text:p text:style-name="List_20_1_20_End">…</text:p>
        </text:list-item>
      </text:list>
      <text:h text:style-name="P65" text:outline-level="2">Dictionary Models</text:h>
      <text:h text:style-name="P70" text:outline-level="3">Structured</text:h>
      <text:p text:style-name="P5">In the structured dictionary model, each word has the following layout<text:span text:style-name="T5"> residing in the dictionary segment</text:span>:</text:p>
      <table:table table:name="Table1" table:style-name="Table1">
        <table:table-column table:style-name="Table1.A"/>
        <table:table-column table:style-name="Table1.B"/>
        <table:table-row>
          <table:table-cell table:style-name="Table1.A1" office:value-type="string">
            <text:p text:style-name="P38">Size</text:p>
          </table:table-cell>
          <table:table-cell table:style-name="Table1.B1" office:value-type="string">
            <text:p text:style-name="P38">Content</text:p>
          </table:table-cell>
        </table:table-row>
        <table:table-row>
          <table:table-cell table:style-name="Table1.A2" office:value-type="string">
            <text:p text:style-name="P37">Word<text:span text:style-name="T6"> ⇒ Cell</text:span></text:p>
          </table:table-cell>
          <table:table-cell table:style-name="Table1.B2" office:value-type="string">
            <text:p text:style-name="P37">FLA (Flags)</text:p>
          </table:table-cell>
        </table:table-row>
        <table:table-row>
          <table:table-cell table:style-name="Table1.A2" office:value-type="string">
            <text:p text:style-name="P37">Cell</text:p>
          </table:table-cell>
          <table:table-cell table:style-name="Table1.B2" office:value-type="string">
            <text:p text:style-name="P37">NFA (Name Field Address)</text:p>
          </table:table-cell>
        </table:table-row>
        <table:table-row>
          <table:table-cell table:style-name="Table1.A2" office:value-type="string">
            <text:p text:style-name="P37">Cell</text:p>
          </table:table-cell>
          <table:table-cell table:style-name="Table1.B2" office:value-type="string">
            <text:p text:style-name="P37">CFA (Code Field Address)</text:p>
          </table:table-cell>
        </table:table-row>
        <table:table-row>
          <table:table-cell table:style-name="Table1.A2" office:value-type="string">
            <text:p text:style-name="P37">Cell</text:p>
          </table:table-cell>
          <table:table-cell table:style-name="Table1.B2" office:value-type="string">
            <text:p text:style-name="P37">PFA (Parameter Field Address)</text:p>
          </table:table-cell>
        </table:table-row>
      </table:table>
      <text:p text:style-name="P6">in which the NFA points at the name of the word in the text segment, the CFA points at the code of the word in the code segment, and the PFA points at the state of the word in the data segment, but more often is NIL to indicate that the word is stateless.</text:p>
      <text:p text:style-name="P6"><text:soft-page-break/>As the name “Structured” implies, this model has a clearer structure than the compact model, but requires more space, and — through indirection — also loses a bit of time following pointers. <text:s/>On the plus side, the structure is easier to <text:span text:style-name="T7">handle</text:span> especially during compile time and when looking up words. <text:s/>Using the structured model, it is quite straightforward to implement <text:span text:style-name="T7">deferred words and a non-invasive form of forwards and externals.</text:span></text:p>
      <text:h text:style-name="P70" text:outline-level="3">Compact</text:h>
      <text:p text:style-name="P7">In the compact dictionary model, each word has the following layout residing in the code segment:</text:p>
      <table:table table:name="Table2" table:style-name="Table2">
        <table:table-column table:style-name="Table2.A"/>
        <table:table-column table:style-name="Table2.B"/>
        <table:table-column table:style-name="Table2.C"/>
        <table:table-row>
          <table:table-cell table:style-name="Table2.A1" office:value-type="string">
            <text:p text:style-name="P39">Size</text:p>
          </table:table-cell>
          <table:table-cell table:style-name="Table2.A1" office:value-type="string">
            <text:p text:style-name="P39">Content</text:p>
          </table:table-cell>
          <table:table-cell table:style-name="Table2.C1" table:number-rows-spanned="6" office:value-type="string">
            <text:p text:style-name="P39"/>
          </table:table-cell>
        </table:table-row>
        <table:table-row>
          <table:table-cell table:style-name="Table2.A9" office:value-type="string">
            <text:p text:style-name="P41">Word</text:p>
          </table:table-cell>
          <table:table-cell table:style-name="Table2.B2" office:value-type="string">
            <text:p text:style-name="P41">FLA (Flags)</text:p>
          </table:table-cell>
          <table:covered-table-cell/>
        </table:table-row>
        <table:table-row>
          <table:table-cell table:style-name="Table2.A9" office:value-type="string">
            <text:p text:style-name="P41">1 UTF8C</text:p>
          </table:table-cell>
          <table:table-cell table:style-name="Table2.B3" office:value-type="string">
            <text:p text:style-name="P41">NFL (Name Field Length)</text:p>
          </table:table-cell>
          <table:covered-table-cell/>
        </table:table-row>
        <table:table-row>
          <table:table-cell table:style-name="Table2.A9" office:value-type="string">
            <text:p text:style-name="P41">NFL UTF8C</text:p>
          </table:table-cell>
          <table:table-cell table:style-name="Table2.B4" office:value-type="string">
            <text:p text:style-name="P41">NF (Name Field)</text:p>
          </table:table-cell>
          <table:covered-table-cell/>
        </table:table-row>
        <table:table-row>
          <table:table-cell table:style-name="Table2.A9" office:value-type="string">
            <text:p text:style-name="P42">0 .. Cell#−1</text:p>
          </table:table-cell>
          <table:table-cell table:style-name="Table2.B5" office:value-type="string">
            <text:p text:style-name="P42">PFAA (Parameter Field Address Alignment)</text:p>
          </table:table-cell>
          <table:covered-table-cell/>
        </table:table-row>
        <table:table-row>
          <table:table-cell table:style-name="Table2.A9" office:value-type="string">
            <text:p text:style-name="P42">Cell</text:p>
          </table:table-cell>
          <table:table-cell table:style-name="Table2.B6" office:value-type="string">
            <text:p text:style-name="P42">PFA (Parameter Field Address)</text:p>
          </table:table-cell>
          <table:covered-table-cell/>
        </table:table-row>
        <table:table-row>
          <table:table-cell table:style-name="Table2.A9" office:value-type="string">
            <text:p text:style-name="P43">0 .. Word#−1</text:p>
          </table:table-cell>
          <table:table-cell table:style-name="Table2.B7" office:value-type="string">
            <text:p text:style-name="P43">CFA (Code Field Alignment)</text:p>
          </table:table-cell>
          <table:table-cell table:style-name="Table2.C7" office:value-type="string">
            <text:p text:style-name="P44">0 .. Cell#−1</text:p>
          </table:table-cell>
        </table:table-row>
        <table:table-row>
          <table:table-cell table:style-name="Table2.A9" office:value-type="string">
            <text:p text:style-name="P43">Word</text:p>
          </table:table-cell>
          <table:table-cell table:style-name="Table2.B8" office:value-type="string">
            <text:p text:style-name="P43">CFL (Code Field Length)</text:p>
          </table:table-cell>
          <table:table-cell table:style-name="Table2.C9" table:number-rows-spanned="2" office:value-type="string">
            <text:p text:style-name="P44">CFR (Code Field Reference)</text:p>
          </table:table-cell>
        </table:table-row>
        <table:table-row>
          <table:table-cell table:style-name="Table2.A9" office:value-type="string">
            <text:p text:style-name="P43">CFL Bytes</text:p>
          </table:table-cell>
          <table:table-cell table:style-name="Table2.B9" office:value-type="string">
            <text:p text:style-name="P43">CF (Code Field)</text:p>
          </table:table-cell>
          <table:covered-table-cell/>
        </table:table-row>
        <table:table-row>
          <table:table-cell table:style-name="Table2.A10" office:value-type="string">
            <text:p text:style-name="P41">Word</text:p>
          </table:table-cell>
          <table:table-cell table:style-name="Table2.B10" office:value-type="string">
            <text:p text:style-name="P41">WL (Word Length)</text:p>
          </table:table-cell>
          <table:table-cell table:style-name="Table2.C10" office:value-type="string">
            <text:p text:style-name="P41"/>
          </table:table-cell>
        </table:table-row>
      </table:table>
      <text:p text:style-name="P8">where the PFAA and PFA are present only if the corresponding field is set, and the entire (word-aligned) code field could be replaced with a (cell-aligned) code field reference<text:span text:style-name="T7">, e. g. for aliases</text:span>.</text:p>
      <text:p text:style-name="P9">This compact structure has the advantage of taking as little memory as possible, and may even have a small performance advantage, as there is no indirection in code references. <text:s/>However, the structure is a hell to handle, blows up the compiler considerably, and makes it hard to implement deferred words and aliases.</text:p>
      <text:p text:style-name="P9">However, since savings at run-time are more important than expenses at compile-time (unless they seep out and give programmers a harder time), this is actually the favoured model.</text:p>
      <text:h text:style-name="P67" text:outline-level="2">Code Models</text:h>
      <text:p text:style-name="P5">The <text:span text:style-name="T8">code model</text:span> has a<text:span text:style-name="T7">n </text:span>influence on <text:span text:style-name="T7">the representation of the code:</text:span></text:p>
      <text:list xml:id="list230221375631166" text:continue-numbering="true" text:style-name="List_20_1">
        <text:list-item>
          <text:p text:style-name="P56">direct threaded code is a list of CFAs (code field addresses);</text:p>
        </text:list-item>
        <text:list-item>
          <text:p text:style-name="P61">indirect threaded code is a list of DEAs (dictionary entry addresses);</text:p>
        </text:list-item>
        <text:list-item>
          <text:p text:style-name="P61">subroutine threaded code is a list of CALL statements, interspersed possibly with jumps and literals;</text:p>
        </text:list-item>
        <text:list-item>
          <text:p text:style-name="P61">inline code is actual machine code, not threaded;</text:p>
        </text:list-item>
        <text:list-item>
          <text:p text:style-name="List_20_1_20_End">token threaded code is pseudo-machine code, executed by an interpreter.</text:p>
        </text:list-item>
      </text:list>
      <text:p text:style-name="P14">FORCE supports all these code models, with inline code being generated by default.<text:span text:style-name="T14"> <text:s/>Every dictionary has a flag defining the selected code model, so it is possible to mix code models in an application. <text:s/>Whether that makes sense or not, is not part of this manual.</text:span></text:p>
      <text:h text:style-name="P71" text:outline-level="3">Direct Threaded</text:h>
      <text:p text:style-name="P9">In a direct threaded code-model, FORCE words are basically lists of pointers to other words’ code. <text:s/>The target code can be either a machine-code routine, or another FORCE word, which would start a call to NXT, the primordial virtual machine interpreter loop.</text:p>
      <text:p text:style-name="P15">Direct threaded code is the primordial code model of FORTH.</text:p>
      <text:h text:style-name="P71" text:outline-level="3"><text:soft-page-break/>Indirect Threaded</text:h>
      <text:p text:style-name="P10">In an indirect threaded code-model, the fact is respected that words can have executable <text:span text:style-name="T1">and </text:span>state (or in FORCE terminology: code and parameter). <text:s/>FORCE words then become lists of pointers to other words’ <text:span text:style-name="T1">dictionary entries</text:span><text:span text:style-name="T2"> </text:span><text:span text:style-name="T9">rather than their code field directly</text:span>. <text:s/>The interpreter loop <text:span text:style-name="T9">may, in the most sophisticated case, </text:span>itself decide whether each addressed target word is a machine-code routine, another FORCE executable, a simple state holder, or a parametrized entity — <text:span text:style-name="T9">or</text:span> <text:span text:style-name="T13">undiscerningly </text:span>invoke the code through the CFA in the dictionary entry, while the state is available to the code through the PFA of the dictionary entry the IP (instruction pointer) (indirectly) points at.</text:p>
      <text:p text:style-name="P11">Indirect threaded code quite naturally favors the structured dictionary model, but can work with the compact model, too.</text:p>
      <text:h text:style-name="P71" text:outline-level="3">Subroutine Threaded</text:h>
      <text:p text:style-name="P11">Subroutine threaded code is the primordial form of direct threaded code (actually, direct threaded code starts out <text:span text:style-name="T13">by</text:span> simply removing the redundant CALL statements from the code. <text:s/>So, subroutine threaded, which is not actually “threaded” at all in the closer sense of the word, simply invokes other words on a machine-code level.</text:p>
      <text:p text:style-name="P11">Subroutine threaded code allegedly turns out to be the slowest of all models when applied strictly.</text:p>
      <text:h text:style-name="P71" text:outline-level="3">Inlined Code</text:h>
      <text:p text:style-name="P11">In this code model, subroutine threaded code is made more performant by copying smaller pieces of so-called inlinable routines into the <text:span text:style-name="T10">executable instead of calling it. <text:s/>Since a huge lot of (particularly primitive, frequently used) words fall into the inlineable category, the performance gain can be quite considerable. <text:s/>As an example in Intel 64 FORCEMBLY code, the Inline Code is not only up to a 100 times faster than the Subroutine Threaded code, but also a fraction in size:</text:span></text:p>
      <table:table table:name="Table3" table:style-name="Table3">
        <table:table-column table:style-name="Table3.A"/>
        <table:table-column table:style-name="Table3.B"/>
        <table:table-column table:style-name="Table3.C"/>
        <table:table-row>
          <table:table-cell table:style-name="Table3.A1" office:value-type="string">
            <text:p text:style-name="P40">Source Code</text:p>
          </table:table-cell>
          <table:table-cell table:style-name="Table3.A1" office:value-type="string">
            <text:p text:style-name="P40">Subroutine Threaded</text:p>
          </table:table-cell>
          <table:table-cell table:style-name="Table3.C1" office:value-type="string">
            <text:p text:style-name="P40">Inlined Code</text:p>
          </table:table-cell>
        </table:table-row>
        <table:table-row>
          <table:table-cell table:style-name="Table3.A2" office:value-type="string">
            <text:p text:style-name="P46"><text:span text:style-name="Code">dup unlessever<text:line-break/> <text:s/>dup 1 − <text:s/>else<text:line-break/> <text:s/>swap c@++ rot 1 −<text:line-break/> <text:s text:c="3"/>swap <text:s/>then</text:span></text:p>
          </table:table-cell>
          <table:table-cell table:style-name="Table3.A2" office:value-type="string">
            <text:p text:style-name="P46"><text:span text:style-name="Code"/></text:p>
            <text:p text:style-name="P46"><text:span text:style-name="Code">CALL DUP</text:span></text:p>
            <text:p text:style-name="P46"><text:span text:style-name="Code">CALL 0=</text:span></text:p>
            <text:p text:style-name="P46"><text:span text:style-name="Code">JC E1</text:span></text:p>
            <text:p text:style-name="P46"><text:span text:style-name="Code">CALL DUP</text:span></text:p>
            <text:p text:style-name="P46"><text:span text:style-name="Code">CALL LIT</text:span></text:p>
            <text:p text:style-name="P46"><text:span text:style-name="Code">DC 1</text:span></text:p>
            <text:p text:style-name="P46"><text:span text:style-name="Code">CALL MINUS</text:span></text:p>
            <text:p text:style-name="P46"><text:span text:style-name="Code">JMP T1</text:span></text:p>
            <text:p text:style-name="P46"><text:span text:style-name="Code">E1:</text:span></text:p>
            <text:p text:style-name="P46"><text:span text:style-name="Code">CALL SWAP</text:span></text:p>
            <text:p text:style-name="P46"><text:span text:style-name="Code">CALL CATADV</text:span></text:p>
            <text:p text:style-name="P46"><text:span text:style-name="Code">CALL ROT</text:span></text:p>
            <text:p text:style-name="P46"><text:span text:style-name="Code">CALL LIT</text:span></text:p>
            <text:p text:style-name="P46"><text:span text:style-name="Code">DC 1</text:span></text:p>
            <text:p text:style-name="P46"><text:span text:style-name="Code">CALL MINUS</text:span></text:p>
            <text:p text:style-name="P46"><text:span text:style-name="Code">CALL SWAP</text:span></text:p>
            <text:p text:style-name="P46"><text:span text:style-name="Code">T1:</text:span></text:p>
            <text:p text:style-name="P46"><text:span text:style-name="Code">RET</text:span></text:p>
            <text:p text:style-name="P46"><text:span text:style-name="Code"/></text:p>
            <text:p text:style-name="P46"><text:span text:style-name="Code">Implementation of DUP</text:span></text:p>
            <text:p text:style-name="P46"><text:span text:style-name="Code">Implementation of 0=</text:span></text:p>
            <text:p text:style-name="P46"><text:span text:style-name="Code">Implementation of LIT</text:span></text:p>
            <text:p text:style-name="P46"><text:span text:style-name="Code">Implementation of MINUS</text:span></text:p>
            <text:p text:style-name="P46"><text:span text:style-name="Code">Implementation of SWAP</text:span></text:p>
            <text:p text:style-name="P46"><text:span text:style-name="Code">Implementation of CATADV</text:span></text:p>
            <text:p text:style-name="P46"><text:span text:style-name="Code">Implementation of ROT</text:span></text:p>
          </table:table-cell>
          <table:table-cell table:style-name="Table3.C2" office:value-type="string">
            <text:p text:style-name="P46"><text:span text:style-name="Code">RBP RSP XCHG</text:span></text:p>
            <text:p text:style-name="P46"><text:span text:style-name="Code">RAX PUSH</text:span></text:p>
            <text:p text:style-name="P46"><text:span text:style-name="Code">RAX RAX TEST</text:span></text:p>
            <text:p text:style-name="P46"><text:span text:style-name="Code">E1 JNZ</text:span></text:p>
            <text:p text:style-name="P46"><text:span text:style-name="Code">RAX PUSH</text:span></text:p>
            <text:p text:style-name="P46"><text:span text:style-name="Code">1 # </text:span><text:span text:style-name="Code"><text:span text:style-name="T11">RAX</text:span></text:span><text:span text:style-name="Code"> SUB</text:span></text:p>
            <text:p text:style-name="P46"><text:span text:style-name="Code">T1 JMP</text:span></text:p>
            <text:p text:style-name="P46"><text:span text:style-name="Code">E1:</text:span></text:p>
            <text:p text:style-name="P46"><text:span text:style-name="Code">RAX 0 [RSP] XCHG</text:span></text:p>
            <text:p text:style-name="P46"><text:span text:style-name="Code">RAX INC</text:span></text:p>
            <text:p text:style-name="P46"><text:span text:style-name="Code">RAX PUSH</text:span></text:p>
            <text:p text:style-name="P46"><text:span text:style-name="Code">BYTE PTR -1 [RAX] RAX MOVZX</text:span></text:p>
            <text:p text:style-name="P46"><text:span text:style-name="Code">CELL [RSP] RAX XCHG</text:span></text:p>
            <text:p text:style-name="P46"><text:span text:style-name="Code">0 [RSP] RAX XCHG</text:span></text:p>
            <text:p text:style-name="P46"><text:span text:style-name="Code">1 # </text:span><text:span text:style-name="Code"><text:span text:style-name="T11">RAX</text:span></text:span><text:span text:style-name="Code"> SUB</text:span></text:p>
            <text:p text:style-name="P46"><text:span text:style-name="Code">0 [RSP] RAX XCHG</text:span></text:p>
            <text:p text:style-name="P46"><text:span text:style-name="Code">T1:</text:span></text:p>
            <text:p text:style-name="P46"><text:span text:style-name="Code">RSP RBP XCHG</text:span></text:p>
            <text:p text:style-name="P46"><text:span text:style-name="Code">RET</text:span></text:p>
          </table:table-cell>
        </table:table-row>
      </table:table>
      <text:p text:style-name="P12">The inlined code already contains the implementations of the primitives (<text:span text:style-name="Code">DUP</text:span> = <text:span text:style-name="Code">RAX PUSH</text:span>), but also lends <text:soft-page-break/>itself naturally for some simplifications possible in the platform assembly language, like <text:span text:style-name="Code">1 −</text:span> = <text:span text:style-name="Code">1 # RAX SUB</text:span>.</text:p>
      <text:p text:style-name="P15">Inline code seems to be the fastest and most compact form of FORCE code, but it is trickier to debugging and logging, and it is the most challenging model for the compiler. <text:s/>On the plus side, it also allows for optimizations on the level where they really matter and make a difference.</text:p>
      <text:h text:style-name="P71" text:outline-level="3">Token Threaded</text:h>
      <text:p text:style-name="P12">In a token threaded code model (like e. g. Java), the code consists of opcodes and operands<text:span text:style-name="T12">, like with machine code, but the opcodes and operands have to be interpreted by an interpreter, not by the processor itself — this makes threaded code several times slower than inlined code. <text:s/>On the plus side, the opcodes can be perfectly tailored to the language, e. g. there would be opcodes like DUP, SWAP, EXECUTE, FETCH, PLUS, so a 1:1 translation from FORCE to the code is possible, which makes the compiler easy to implement.</text:span></text:p>
      <text:p text:style-name="P13">As FORCE encourages ease for the programmer and focus on runtime performance over ease and compile-time performance, the token threaded model is implemented (for experimental purposes), but not the default model.</text:p>
      <text:h text:style-name="P66" text:outline-level="2">Dictionaries</text:h>
      <text:h text:style-name="Heading_20_3" text:outline-level="3">Vocabulary</text:h>
      <text:p text:style-name="P3">A vocabulary is the simplest of dictionaries. <text:s/>It consists of <text:span text:style-name="T14">a set of </text:span>se<text:span text:style-name="T14">gments, some of which are used or not used depending on the dictionary and / or code model. <text:s/>The maximum set of segments is:</text:span></text:p>
      <text:list xml:id="list230220267135300" text:continue-numbering="true" text:style-name="List_20_1">
        <text:list-item>
          <text:p text:style-name="P57"><text:span text:style-name="Code">DICT</text:span>, the dictionary, which contains the word headers consisting of FLA, NFA, CFA and PFA, used only in the structured dictionary model;</text:p>
        </text:list-item>
        <text:list-item>
          <text:p text:style-name="P62"><text:span text:style-name="Code">CODE</text:span>, the code segment, containing eather pointer list (in a direct or indirect threaded model), machine code (in the subroutine threaded or inline code model), or pseudo-machine code (in the token threaded code model);</text:p>
        </text:list-item>
        <text:list-item>
          <text:p text:style-name="P62"><text:span text:style-name="Code">DATA</text:span>, the R/W data segment, containing variables and mutable data structures;</text:p>
        </text:list-item>
        <text:list-item>
          <text:p text:style-name="P62"><text:span text:style-name="Code">TEXT</text:span>, the R/O data segment, containing constants and immutable data structures<text:span text:style-name="T15">, in the structured dictionary model also the word names</text:span>;</text:p>
        </text:list-item>
        <text:list-item>
          <text:p text:style-name="P62"><text:span text:style-name="Code">PARA</text:span>, the parameter table, containing module parameters such as name, code model, path etc.;</text:p>
        </text:list-item>
        <text:list-item>
          <text:p text:style-name="P62"><text:span text:style-name="Code">RELS</text:span>, the relocation table, containing relocation entries for the entire dictionary;</text:p>
        </text:list-item>
        <text:list-item>
          <text:p text:style-name="P62"><text:span text:style-name="Code">SYMS</text:span>, the symbol table, containing linking symbols and externals;</text:p>
        </text:list-item>
        <text:list-item>
          <text:p text:style-name="P62"><text:span text:style-name="Code">DEPS</text:span>, the dependency table, containing dependencies to other modules;</text:p>
        </text:list-item>
        <text:list-item>
          <text:p text:style-name="List_20_1_20_End"><text:span text:style-name="Code">DBUG</text:span>, the debug segment, containing symbols and address for the debugger.</text:p>
        </text:list-item>
      </text:list>
      <text:p text:style-name="P16">A vocabulary and all of its components are static; in OO terms, a vocabulary is a singleton with only static members.</text:p>
      <text:h text:style-name="Heading_20_3" text:outline-level="3">Structure</text:h>
      <text:p text:style-name="P15">A structure <text:span text:style-name="T16">is a data-heavy class, like e. g. Kotlins</text:span><text:span text:style-name="T18"> data class </text:span><text:span text:style-name="T16">construct. <text:s/>It is heavily used when interfacing with the operating system. <text:s/>One point of view is that structures are just artificially limited classes and not needed at all. <text:s/>Another point of view is that structures are the first step from vocabularies to object classes, because they provide dynamic members. <text:s/>They use the same segments as vocabularies.</text:span></text:p>
      <text:h text:style-name="Heading_20_3" text:outline-level="3">Class</text:h>
      <text:p text:style-name="P17">A class is a template for an object. <text:s/>It combines different attributes with methods of dealing with these attributes into a named concept, an object. <text:s/>All objects of a class have the same attributes and methods, but the attribute values may be different. <text:s/>Some of the<text:span text:style-name="T20">se attributes</text:span> may even be mutable and change through the live cycle of an object — <text:span text:style-name="T1">the general consensus </text:span><text:span text:style-name="T3">now </text:span><text:span text:style-name="T1">being that this should be avoided or that mutable objects should be isolated</text:span><text:span text:style-name="T3"> in separate places and marked as toxic (in the Erlang language, they are called Monads and have a kind of freak status)</text:span><text:span text:style-name="T1">, but sometimes it is unavoidable.</text:span></text:p>
      <text:p text:style-name="P18">In a class, attributes are by default dynamic, i. e. they are part of the object formed by the class, not the class itself.<text:span text:style-name="T21"> <text:s/>If an attribute is declared static, it is part of the class definition.</text:span></text:p>
      <text:p text:style-name="P19"><text:soft-page-break/>In a class, methods are by default dynamic, i. e. they have an implicit parameter referring to the individual object instance. <text:s/>If a method is declared static, it is part of the class definition and lacks this implicit parameter.</text:p>
      <text:h text:style-name="Heading_20_3" text:outline-level="3">Enum</text:h>
      <text:p text:style-name="P19">An <text:span text:style-name="T23">E</text:span>num <text:span text:style-name="T22">is an ordinal value with a limited range, whose values are codes associated with certain meanings. <text:s/>The primordial enum is Boolean with a range [0; 1], whose values are associated with</text:span><text:span text:style-name="Code"><text:span text:style-name="T22"> false </text:span></text:span><text:span text:style-name="T22">for 0 and</text:span><text:span text:style-name="Code"><text:span text:style-name="T22"> true </text:span></text:span><text:span text:style-name="T22">for 1. <text:s/>Another good example is the</text:span><text:span text:style-name="Code"><text:span text:style-name="T22"> Color </text:span></text:span><text:span text:style-name="T22">enumeration.</text:span></text:p>
      <text:h text:style-name="Heading_20_3" text:outline-level="3">EnumSet</text:h>
      <text:p text:style-name="P20">An EnumSet is a set of Enums, physically implemented as a BitMap, in which each bit represents one value of the enum — for practical reasons, the number of the bit in an EnumSet corresponds with the code of the Enum forming its base.</text:p>
      <text:h text:style-name="P53" text:outline-level="1">Implementation<text:span text:style-name="T24"> Details</text:span></text:h>
      <text:p text:style-name="P3">Implementation focuses on the main dictionaries:</text:p>
      <text:list xml:id="list230221838934743" text:continue-numbering="true" text:style-name="List_20_1">
        <text:list-item>
          <text:p text:style-name="P54">Vocabularies</text:p>
        </text:list-item>
        <text:list-item>
          <text:p text:style-name="P59">Structures</text:p>
        </text:list-item>
        <text:list-item>
          <text:p text:style-name="P59">Classes</text:p>
        </text:list-item>
        <text:list-item>
          <text:p text:style-name="P59">Enums</text:p>
        </text:list-item>
        <text:list-item>
          <text:p text:style-name="P59">EnumSets</text:p>
        </text:list-item>
        <text:list-item>
          <text:p text:style-name="List_20_1_20_End">…</text:p>
        </text:list-item>
      </text:list>
      <text:p text:style-name="P3"/>
      <text:h text:style-name="P68" text:outline-level="2">Vocabulary</text:h>
      <text:h text:style-name="P72" text:outline-level="3">Vocabulary Model</text:h>
      <text:p text:style-name="P21">FORCE supports both compact and structured vocabularies. <text:s/>The choice is a static compiler variable set by default to COMPACT. <text:s/>It can be changed by prefixing the<text:span text:style-name="T17"> vocabulary</text:span><text:span text:style-name="T19">:</text:span><text:span text:style-name="T17"> </text:span>word with either<text:span text:style-name="T17"> compact</text:span> or<text:span text:style-name="T17"> structured</text:span>:</text:p>
      <text:p text:style-name="Text_20_body"><text:span text:style-name="Code"><text:span text:style-name="T28">compact</text:span></text:span><text:span text:style-name="Code"> vocabulary: MyCompactVoc</text:span></text:p>
      <text:p text:style-name="Text_20_body"><text:span text:style-name="Code"><text:span text:style-name="T28">structured</text:span></text:span><text:span text:style-name="Code"> vocabulary: MyStructuredVoc</text:span></text:p>
      <text:h text:style-name="P72" text:outline-level="3">Code Model</text:h>
      <text:p text:style-name="P21">FORCE supports all described code models. <text:s/>The choice is a static compiler variable set by default to INLINE. <text:s/>It can be changed by prefixing the<text:span text:style-name="T17"> vocabulary</text:span><text:span text:style-name="T19">:</text:span><text:span text:style-name="T17"> </text:span>word with any of<text:span text:style-name="T17"> direct</text:span>,<text:span text:style-name="T17"> indirect</text:span>,<text:span text:style-name="T17"> subroutine</text:span>,<text:span text:style-name="T17"> token</text:span>, or<text:span text:style-name="T17"> inlined</text:span><text:span text:style-name="T25">:</text:span></text:p>
      <text:p text:style-name="Text_20_body"><text:span text:style-name="Code">compact </text:span><text:span text:style-name="Code"><text:span text:style-name="T28">inlined</text:span></text:span><text:span text:style-name="Code"> vocabulary: XYZ ( default )</text:span></text:p>
      <text:p text:style-name="Text_20_body"><text:span text:style-name="Code"><text:span text:style-name="T28">indirect</text:span></text:span><text:span text:style-name="Code"><text:span text:style-name="T27"> </text:span></text:span><text:span text:style-name="Code">structured vocabulary: ABC ( 2nd choice )</text:span></text:p>
      <text:h text:style-name="P73" text:outline-level="3">Package</text:h>
      <text:p text:style-name="P22">Every vocabulary should be in a well-chosen package. <text:s/>The package is a vocabulary parameter and thus must be defined as soon as the vocabulary has been created, ideally like this:</text:p>
      <text:p text:style-name="P22"><text:span text:style-name="Code">vocabulary: ABC </text:span><text:span text:style-name="Code"><text:span text:style-name="T26">package coradec.com/examples</text:span></text:span></text:p>
      <text:h text:style-name="P74" text:outline-level="3">Dependencies</text:h>
      <text:p text:style-name="P23">If a vocabulary uses words from another dictionary, this fact must be added to the vocabulary as a dependency. <text:s/><text:soft-page-break/>There are different types of dependencies, though:</text:p>
      <text:list xml:id="list230221914099625" text:continue-numbering="true" text:style-name="List_20_1">
        <text:list-item>
          <text:p text:style-name="P58">Compile time dependency (the other dictionary is used only during compilation)<text:line-break/><text:span text:style-name="T1">The canonical example is a macro forcembler library such as CoreMacro or SystemMacro: the generated code runs without it, but words from it are used during compile-time.</text:span></text:p>
        </text:list-item>
        <text:list-item>
          <text:p text:style-name="P63">Runtime dependency (the running code depends on the presence of the other dictionary).</text:p>
        </text:list-item>
        <text:list-item>
          <text:p text:style-name="List_20_1_20_End">…</text:p>
        </text:list-item>
      </text:list>
      <text:p text:style-name="P23">Compile time dependencies are introduced with<text:span text:style-name="Code"> uses</text:span>, runtime dependencies with<text:span text:style-name="Code"> requires</text:span>:</text:p>
      <text:p text:style-name="P23"><text:span text:style-name="Code">vocabulary: ABC package coradec.com/examples </text:span><text:span text:style-name="Code"><text:span text:style-name="T26">uses CoreMacro</text:span></text:span></text:p>
      <text:p text:style-name="P23"><text:span text:style-name="Code">vocabulary: XYZ package coradec.com/examples<text:line-break/></text:span><text:span text:style-name="Code"><text:span text:style-name="T26">uses SystemMacro<text:line-break/>requires coradec.com/primitives<text:line-break/>requires coradec.com/objects</text:span></text:span></text:p>
      <text:h text:style-name="P74" text:outline-level="3">Methods aka Definitions</text:h>
      <text:p text:style-name="P23">All definitions inside a vocabulary are static</text:p>
      <text:h text:style-name="P74" text:outline-level="3">Constants</text:h>
      <text:p text:style-name="P23">FORCE preserves the old-style FORTH<text:span text:style-name="Code"> constant </text:span>keyword for defining typeless constants<text:span text:style-name="T32"> (the word</text:span><text:span text:style-name="Code"><text:span text:style-name="T32"> constant </text:span></text:span><text:span text:style-name="T32">is actually a shorthand for </text:span><text:span text:style-name="Code"><text:span text:style-name="T32">cell const</text:span></text:span><text:span text:style-name="T32">)</text:span>:</text:p>
      <text:p text:style-name="P23"><text:span text:style-name="Code">0 constant ZERO ( always occupies exactly one cell )</text:span></text:p>
      <text:p text:style-name="P23">Modern FORCE typed <text:span text:style-name="T32">constants </text:span>are defined using <text:span text:style-name="Code"><text:span text:style-name="T26">&lt;type&gt; const</text:span></text:span>:</text:p>
      <text:p text:style-name="P24"><text:span text:style-name="Code"><text:span text:style-name="T29">0 U1 const UZERO ( occupies only one byte, is read and written unsigned )<text:line-break/>-1 U1 const UM1 </text:span></text:span><text:span text:style-name="T30">will be read <text:s/>as 255,</text:span><text:span text:style-name="Code"><text:span text:style-name="T30"> -1 U8 constant QM1 </text:span></text:span><text:span text:style-name="T30">as 18</text:span>,<text:span text:style-name="T30">446</text:span>,<text:span text:style-name="T30">744</text:span>,0<text:span text:style-name="T30">73</text:span>,<text:span text:style-name="T30">609</text:span>,<text:span text:style-name="T30">551</text:span>,<text:span text:style-name="T30">613.</text:span></text:p>
      <text:p text:style-name="P25">Using typed constants, also string variables can be defined:</text:p>
      <text:p text:style-name="P25"><text:span text:style-name="Code">"Hello, World!" String const </text:span><text:span text:style-name="Code"><text:span text:style-name="T31">HelloWorldConst</text:span></text:span></text:p>
      <text:p text:style-name="P30">Note that constants are always static, because they don’t need to be kept in the object instance, as they will never be changed.</text:p>
      <text:h text:style-name="P74" text:outline-level="3">Variables</text:h>
      <text:p text:style-name="P26">FORCE preserves the old-style FORTH variable keyword for defining typeless variables (the word<text:span text:style-name="Code"> variable </text:span>is actually a shorthand for<text:span text:style-name="Code"> </text:span><text:span text:style-name="Code"><text:span text:style-name="T33">0 </text:span></text:span><text:span text:style-name="Code">cell </text:span><text:span text:style-name="Code"><text:span text:style-name="T33">=</text:span></text:span><text:span text:style-name="Code">var</text:span>):</text:p>
      <text:p text:style-name="P26">variable CELL ( always occupies exactly one cell )</text:p>
      <text:p text:style-name="P26">Modern FORCE typed variables are defined using <text:span text:style-name="Code"><text:span text:style-name="T26">&lt;type&gt; var</text:span></text:span>:</text:p>
      <text:p text:style-name="P26"><text:span text:style-name="Code">N1 var byteVar ( stores a single signed byte )<text:line-break/>String var </text:span><text:span text:style-name="Code"><text:span text:style-name="T33">myString ( stores a single string )</text:span></text:span></text:p>
      <text:p text:style-name="P27">Note that there is a default value for each type category, which usually is a representation of ‘absent’: 0, 0.0,<text:span text:style-name="Code"> false</text:span>, or <text:span text:style-name="Code">NIL</text:span>.</text:p>
      <text:p text:style-name="P27">Variables can be initialized using the<text:span text:style-name="Code"> =var </text:span>idiom:</text:p>
      <text:p text:style-name="P27"><text:span text:style-name="Code">23 N1 =var byteVar ( stores a single signed byte, initialized to 23 )<text:line-break/></text:span><text:span text:style-name="Code"><text:span text:style-name="T34">"Hello, World!" String =var HelloWorldVar</text:span></text:span></text:p>
      <text:h text:style-name="P68" text:outline-level="2">Structures</text:h>
      <text:p text:style-name="P3">A structure <text:span text:style-name="T29">is a composite value, composed of usually more than one single value. <text:s/>The key is that structures can be passed around by reference rather than by value. <text:s/>Structures also are basically objects, so most of the features between structures are shared with those of objects (∢ </text:span><text:span text:style-name="T29"><text:bookmark-ref text:reference-format="number-all-superior" text:ref-name="__RefNumPara__7518_2325331924">3.3</text:bookmark-ref></text:span><text:span text:style-name="T29">).</text:span></text:p>
      <text:h text:style-name="P69" text:outline-level="2"><text:bookmark-start text:name="__RefNumPara__7518_2325331924"/><text:soft-page-break/>Object Classes<text:bookmark-end text:name="__RefNumPara__7518_2325331924"/></text:h>
      <text:h text:style-name="P75" text:outline-level="3">Dynamic Attributes</text:h>
      <text:p text:style-name="P28">Dynamic attributes are <text:span text:style-name="T36">implemented as offsets with size. <text:s/>The first attribute starts at offset 0 and adds the size to this offset for the base of the next attribute.</text:span></text:p>
      <text:p text:style-name="P29">When using dynamic attributes from within objects, <text:span text:style-name="T37">the implicit object parameter is used as an absolute base, and the attribute offset is added to get the base address of the attribute. <text:s/>The following example illustrates this:</text:span></text:p>
      <text:p text:style-name="P30"><text:span text:style-name="Code">Object class: Example<text:line-break/>U</text:span><text:span text:style-name="Code"><text:span text:style-name="T38">2</text:span></text:span><text:span text:style-name="Code"> var sold<text:line-break/>U</text:span><text:span text:style-name="Code"><text:span text:style-name="T38">4</text:span></text:span><text:span text:style-name="Code"> var left<text:line-break/>1000 U4 const capacity<text:line-break/>class;</text:span></text:p>
      <text:p text:style-name="P30"><text:span text:style-name="Code">Example val Expl<text:line-break/>Example val Expl2</text:span></text:p>
      <text:p text:style-name="P30">In object class Example, <text:span text:style-name="Code">sold </text:span>has an offset of 0 and a size of 4, so the offset of left is 4 (0 + 4), and its size is 2. <text:s/>Constant<text:span text:style-name="Code"> capacity </text:span>doesn’t need to be counted, since it is a constant, so the total size of the object instance is 6 (4 + 2).</text:p>
      <text:p text:style-name="P30">Assuming<text:span text:style-name="Code"> Expl </text:span>lives at location<text:span text:style-name="Code"> $1000'0000</text:span>, then<text:span text:style-name="Code"> Expl.sold </text:span>would be located at<text:span text:style-name="Code"> $1000'0000</text:span>, and<text:span text:style-name="Code"> Expl.left </text:span>would be located at <text:span text:style-name="Code">$1000'000</text:span><text:span text:style-name="Code"><text:span text:style-name="T38">2</text:span></text:span>. <text:s/>Expl2 might then be located <text:s/>at<text:span text:style-name="Code"> $1000'0008 </text:span>(due to alignment to cell boundaries), which would make<text:span text:style-name="Code"> Expl2.sold </text:span>be located at<text:span text:style-name="Code"> $1000'0008 </text:span>and<text:span text:style-name="Code"> Expl.left </text:span>at<text:span text:style-name="Code"> $1000'000</text:span><text:span text:style-name="Code"><text:span text:style-name="T38">A</text:span></text:span>.</text:p>
      <text:h text:style-name="Heading_20_3" text:outline-level="3">Dynamic <text:span text:style-name="T35">M</text:span>etho<text:span text:style-name="T35">ds</text:span></text:h>
      <text:p text:style-name="P31">Dynamic <text:span text:style-name="T41">m</text:span>ethods have an implicit reference to the object on the stack, when they are called. <text:s/>Assuming the following object class definition:</text:p>
      <text:p text:style-name="P32"><text:span text:style-name="Code">Object class: Example<text:line-break/>U2 var </text:span><text:span text:style-name="Code"><text:span text:style-name="T44">S</text:span></text:span><text:span text:style-name="Code">old<text:line-break/>U4 var </text:span><text:span text:style-name="Code"><text:span text:style-name="T44">L</text:span></text:span><text:span text:style-name="Code">eft<text:line-break/>: sell ( n [this] -- ) <text:s/></text:span><text:span text:style-name="Code"><text:span text:style-name="T39">dup my Sold +! my Left −! ;</text:span></text:span><text:span text:style-name="Code"><text:line-break/>class;</text:span></text:p>
      <text:p text:style-name="P47">Method<text:span text:style-name="Code"> sell </text:span>will be invoked with <text:span text:style-name="T40">an</text:span> object<text:span text:style-name="T40"> </text:span>(of course<text:span text:style-name="T40"> of type</text:span> <text:span text:style-name="Code">Example</text:span>) on top of the parameter stack. <text:s/>The compiler will insert code to immediately pop this into the instance register (on Intel 64 plattform<text:span text:style-name="Code"> RBX</text:span>). <text:s/>The<text:span text:style-name="Code"> my </text:span>(or<text:span text:style-name="Code"> me</text:span>, or<text:span text:style-name="Code"> this</text:span>) word will in turn push the <text:span text:style-name="T40">instance register and thus make it available for the attribute reference to compute the instance attribute address. <text:s/>At the end of the method, the previous instance register is popped from the object stack.</text:span></text:p>
      <text:h text:style-name="P76" text:outline-level="3">Static Attributes</text:h>
      <text:p text:style-name="P34">Static attributes are exactly the same as attributes defined in a regular vocabulary. <text:s/>Once a class is in the list of dependencies, its static variables can be used even without a reference to the class they were defined in, as long as the names are unique. <text:s/>Otherwise the <text:span text:style-name="T42">class name prefix is needed.</text:span></text:p>
      <text:p text:style-name="P35">An attribute can be made static by appending the<text:span text:style-name="Code"> static </text:span>modifier to the attribute:</text:p>
      <text:p text:style-name="P35"><text:span text:style-name="Code">SysLog val Log </text:span><text:span text:style-name="Code"><text:span text:style-name="T26">static</text:span></text:span><text:span text:style-name="Code"> ( the static logger is SysLog )</text:span></text:p>
      <text:p text:style-name="P36">Static attributes can also be declared in a static section at the end of the class<text:note text:id="ftn1" text:note-class="footnote"><text:note-citation>1</text:note-citation><text:note-body><text:p text:style-name="P49">Because there is no<text:span text:style-name="Code"> dynamic </text:span>modifier (for good reasons), once static mode is selected, it cannot be reverted, which is why the static section has to be at the end of the module.</text:p></text:note-body></text:note>:</text:p>
      <text:p text:style-name="P36"><text:span text:style-name="Code">class: XYZ<text:line-break/>U2 var Sold<text:line-break/>U4 var Left<text:line-break/></text:span><text:soft-page-break/><text:span text:style-name="Code">: sell ( n [this] -- ) <text:s/>dup my Sold +! <text:s/>my Left −! ;<text:line-break/><text:line-break/>static:<text:line-break/>SysLog val Log<text:line-break/>XYZ List val Instances<text:line-break/>: new ( -- @XYZ ) ... dup Instances</text:span><text:span text:style-name="Code"><text:span text:style-name="T45"> </text:span></text:span><text:span text:style-name="Code">+! ;<text:line-break/>: prune ( -- ) <text:s/>Instances </text:span><text:span text:style-name="Code"><text:span text:style-name="T45">{ it 0= } filterList Instances removeFromList</text:span></text:span></text:p>
      <text:p text:style-name="P36"/>
      <text:h text:style-name="P76" text:outline-level="3">Static Methods</text:h>
      <text:p text:style-name="P51">Static methods are not invoked on an object instance, but on a class, and thus lack the implicit<text:span text:style-name="Code"> this </text:span>reference. <text:s/><text:span text:style-name="T47">Instead, there is unsually a class selector preceding their invocation, as in</text:span></text:p>
      <text:p text:style-name="P52"><text:span text:style-name="Code">20 String List new<text:line-break/>1 3 Complex new<text:line-break/>XYZ prune</text:span></text:p>
      <text:p text:style-name="P52"><text:span text:style-name="Code">new </text:span>is of course the parade static method; every class has it, and most of them even variants of it.</text:p>
      <text:h text:style-name="P77" text:outline-level="3">Method <text:span text:style-name="T43">and Accessor </text:span>Naming</text:h>
      <text:p text:style-name="P33">When dependencies are loaded, their public methods are registered in a hashtable so as <text:span text:style-name="T43">to be available for lookup more quickly. <text:s/>Additionally, methods and accessors are made available in combination with the dictionary name according to the following rules, in order, until one applies:</text:span></text:p>
      <text:list xml:id="list4044500156" text:style-name="Numbering_20_1">
        <text:list-item>
          <text:p text:style-name="Numbering_20_1_20_Start">If the member<text:span text:style-name="T45"> name </text:span>starts with a capital letter<text:span text:style-name="T46"> and does not end with a recognized preposition (such as …͏Of, …For, …In, …About)</text:span>, the dictionary <text:span text:style-name="T43">name </text:span>is prepended — e. g. accessor<text:span text:style-name="Code"> Size</text:span><text:span text:style-name="Code"><text:span text:style-name="T45">!</text:span></text:span><text:span text:style-name="Code"> </text:span>in class<text:span text:style-name="Code"> File </text:span>will be composed to<text:span text:style-name="Code"> FileSize</text:span><text:span text:style-name="Code"><text:span text:style-name="T45">!</text:span></text:span><text:span text:style-name="T45">, accessor</text:span><text:span text:style-name="Code"><text:span text:style-name="T45"> MessageCount@ </text:span></text:span><text:span text:style-name="T45">in class</text:span><text:span text:style-name="Code"><text:span text:style-name="T45"> MailFolder </text:span></text:span><text:span text:style-name="T45">will be composed to</text:span><text:span text:style-name="Code"><text:span text:style-name="T45"> MailFolderMessageCount@</text:span></text:span><text:span text:style-name="T45">.</text:span></text:p>
        </text:list-item>
        <text:list-item>
          <text:p text:style-name="Numbering_20_1_20_Cont.">If the member <text:span text:style-name="T45">name </text:span>end<text:span text:style-name="T45">s</text:span> with a letter, the <text:span text:style-name="T43">dictionary name is appended — e. g. method</text:span><text:span text:style-name="Code"><text:span text:style-name="T43"> open </text:span></text:span><text:span text:style-name="T43">in class</text:span><text:span text:style-name="Code"><text:span text:style-name="T43"> File </text:span></text:span><text:span text:style-name="T43">will be composed to</text:span><text:span text:style-name="Code"><text:span text:style-name="T43"> openFile</text:span></text:span><text:span text:style-name="T43">., method</text:span><text:span text:style-name="Code"><text:span text:style-name="T43"> removeFrom </text:span></text:span><text:span text:style-name="T43">in class</text:span><text:span text:style-name="Code"><text:span text:style-name="T43"> LinkedList </text:span></text:span><text:span text:style-name="T43">will be composed to</text:span><text:span text:style-name="Code"><text:span text:style-name="T43"> removeFromLinkedList</text:span></text:span><text:span text:style-name="T43">., accessor</text:span><text:span text:style-name="Code"><text:span text:style-name="T43"> CountOf@ </text:span></text:span><text:span text:style-name="T43">in class</text:span><text:span text:style-name="Code"><text:span text:style-name="T43"> Attributes </text:span></text:span><text:span text:style-name="T43">will be</text:span><text:span text:style-name="Code"><text:span text:style-name="T43"> CountOfAttributes@</text:span></text:span><text:span text:style-name="T43">.</text:span></text:p>
        </text:list-item>
        <text:list-item>
          <text:p text:style-name="P79">If the member name <text:span text:style-name="T46">ends with</text:span> a symbol, the dictionary name is prepended:<text:span text:style-name="Code"> List+!</text:span>,<text:span text:style-name="Code"> </text:span><text:span text:style-name="Code"><text:span text:style-name="T46">Complex*</text:span></text:span><text:span text:style-name="T46">, …</text:span></text:p>
        </text:list-item>
        <text:list-item>
          <text:p text:style-name="P81">In all other cases, the dictionary name is appended.</text:p>
        </text:list-item>
      </text:list>
      <text:p text:style-name="P48">Thus, the accessor<text:span text:style-name="Code"> Size@ </text:span>in class<text:span text:style-name="Code"> File </text:span>could be referenced in any of three ways:</text:p>
      <text:list xml:id="list230221316835966" text:continue-list="list4044500156" text:style-name="Numbering_20_1">
        <text:list-item text:start-value="1">
          <text:p text:style-name="P78">as<text:span text:style-name="Code"> Size@</text:span>, with the risk of being non-unique and the compiler balking at it;</text:p>
        </text:list-item>
        <text:list-item>
          <text:p text:style-name="P80">as<text:span text:style-name="Code"> File Size@ </text:span>by using the class prefix to limit the choice;</text:p>
        </text:list-item>
        <text:list-item>
          <text:p text:style-name="Numbering_20_1_20_End">as<text:span text:style-name="Code"> FileSize@ </text:span>by using the composition mechanism described above.</text:p>
        </text:list-item>
      </text:list>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1" svg:font-family="'Prestige Elite Std'" style:font-pitch="fixed"/>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02cm" fo:margin-bottom="0.102cm"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432cm" loext:contextual-spacing="false" fo:text-align="center" style:justify-single-word="false" style:writing-mode="page"/>
      <style:text-properties style:font-name="Linux Libertine O" fo:font-family="'Linux Libertine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paragraph-properties style:writing-mode="page"/>
      <style:text-properties style:font-name="Linux Libertine O" fo:font-family="'Linux Libertine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61cm" fo:margin-bottom="0.102cm" loext:contextual-spacing="false" fo:text-indent="0cm"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cm" fo:margin-bottom="0cm" loext:contextual-spacing="false"/>
    </style:style>
    <style:style style:name="List_20_1_20_Start" style:display-name="List 1 Start" style:family="paragraph" style:parent-style-name="List" style:next-style-name="List_20_1_20_Cont." style:list-style-name="List_20_1" style:class="list">
      <style:paragraph-properties fo:margin-top="0.102cm" fo:margin-bottom="0cm" loext:contextual-spacing="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Cont." style:display-name="List 1 Cont." style:family="paragraph" style:parent-style-name="List" style:list-style-name="List_20_1" style:class="list">
      <style:paragraph-properties fo:margin-top="0cm" fo:margin-bottom="0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203cm" loext:contextual-spacing="false"/>
    </style:style>
    <style:style style:name="Heading_20_2" style:display-name="Heading 2" style:family="paragraph" style:parent-style-name="Heading" style:next-style-name="Text_20_body" style:default-outline-level="2" style:class="text">
      <style:paragraph-properties fo:margin-left="0cm" fo:margin-right="0cm" fo:margin-top="0.483cm" fo:margin-bottom="0.102cm" loext:contextual-spacing="false" fo:text-indent="0cm" style:auto-text-indent="false" style:writing-mode="pag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432cm" fo:margin-bottom="0.102cm" loext:contextual-spacing="false" fo:text-indent="0cm"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762cm" fo:margin-right="0cm" fo:margin-top="0.102cm" fo:margin-bottom="0cm" loext:contextual-spacing="false" fo:text-indent="-0.127cm" style:auto-text-indent="false">
        <style:tab-stops/>
      </style:paragraph-properties>
    </style:style>
    <style:style style:name="Numbering_20_1" style:display-name="Numbering 1" style:family="paragraph" style:parent-style-name="List" style:list-style-name="Numbering_20_1" style:class="list">
      <style:paragraph-properties fo:margin-left="0.762cm" fo:margin-right="0cm" fo:margin-top="0cm" fo:margin-bottom="0cm" loext:contextual-spacing="false" fo:text-indent="-0.127cm" style:auto-text-indent="false">
        <style:tab-stops/>
      </style:paragraph-properties>
    </style:style>
    <style:style style:name="Numbering_20_1_20_Cont." style:display-name="Numbering 1 Cont." style:family="paragraph" style:parent-style-name="Numbering_20_1" style:class="list">
      <style:paragraph-properties fo:margin-left="0.762cm" fo:margin-right="0cm" fo:margin-top="0cm" fo:margin-bottom="0cm" loext:contextual-spacing="false" fo:text-indent="-0.127cm" style:auto-text-indent="false">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End" style:display-name="Numbering 1 End" style:family="paragraph" style:parent-style-name="Numbering_20_1" style:next-style-name="Text" style:class="list">
      <style:paragraph-properties fo:margin-left="0.762cm" fo:margin-right="0cm" fo:margin-top="0cm" fo:margin-bottom="0.102cm" loext:contextual-spacing="false" fo:text-indent="-0.127cm" style:auto-text-indent="false">
        <style:tab-stops/>
      </style:paragraph-properties>
    </style:style>
    <style:style style:name="Table_20_Contents" style:display-name="Table Contents" style:family="paragraph" style:parent-style-name="Text_20_body" style:class="extra">
      <style:paragraph-properties text:number-lines="false" text:line-number="0" style:writing-mode="page"/>
      <style:text-properties fo:font-size="10.5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ext" style:class="extra">
      <style:paragraph-properties fo:text-align="center" style:justify-single-word="false" text:number-lines="false" text:line-number="0" style:writing-mode="page"/>
      <style:text-properties fo:font-size="10.5pt" fo:font-weight="bold" style:font-weight-asian="bold" style:font-weight-complex="normal"/>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Prestige Elite Std" fo:font-family="'Prestige Elite Std'" style:font-style-name="Bold" style:font-pitch="fixed" fo:font-size="10.5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508cm" fo:margin-left="0.254cm"/>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508cm" fo:margin-left="0.254cm"/>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508cm" fo:margin-left="0.254cm"/>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508cm" fo:margin-left="0.254cm"/>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508cm" fo:margin-left="0.254cm"/>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508cm" fo:margin-left="0.254cm"/>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508cm" fo:margin-left="0.254cm"/>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508cm" fo:margin-left="0.254cm"/>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508cm" fo:margin-left="0.254cm"/>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508cm" fo:margin-left="0.254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381cm" fo:margin-left="1.01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54cm" fo:margin-left="0.508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54cm" fo:margin-left="0.127cm"/>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254cm" fo:margin-left="0.127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254cm" fo:margin-left="0.127cm"/>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254cm" fo:margin-left="0.127cm"/>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254cm" fo:margin-left="0.127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254cm" fo:margin-left="0.127cm"/>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254cm" fo:margin-left="0.127cm"/>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254cm" fo:margin-left="0.127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254cm" fo:margin-left="0.127cm"/>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254cm" fo:margin-left="0.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2cm" fo:margin-bottom="1.6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56cm" fo:margin-left="0cm" fo:margin-right="0cm" fo:margin-top="0.508cm" style:shadow="none" style:dynamic-spacing="false"/>
      </style:footer-style>
    </style:page-layout>
    <number:date-style style:name="N84">
      <number:year number:style="long"/>
      <number:text>-</number:text>
      <number:month number:style="long"/>
      <number:text>-</number:text>
      <number:day number:style="long"/>
    </number:date-style>
    <number:time-style style:name="N107">
      <number:hours number:style="long"/>
      <number:minutes number:style="long"/>
    </number:time-style>
  </office:automatic-styles>
  <office:master-styles>
    <style:master-page style:name="Standard" style:page-layout-name="Mpm1">
      <style:footer>
        <text:p text:style-name="Footer"><text:file-name text:display="name">Objects</text:file-name><text:tab/>Seite <text:page-number text:select-page="current">1</text:page-number> / <text:page-count>8</text:page-count><text:tab/><text:date style:data-style-name="N84" text:date-value="2015-12-26T19:48:31.000000080" text:fixed="true">2015-12-26</text:date>@<text:time style:data-style-name="N107"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21-01-05T23:02:19.947548228</dc:date>
    <meta:editing-duration>P5DT11H18M25S</meta:editing-duration>
    <meta:editing-cycles>142</meta:editing-cycles>
    <meta:generator>LibreOffice/6.1.5.2$Linux_X86_64 LibreOffice_project/10$Build-2</meta:generator>
    <meta:printed-by>Dominik Wezel</meta:printed-by>
    <meta:print-date>2015-09-02T17:34:38</meta:print-date>
    <meta:document-statistic meta:table-count="3" meta:image-count="0" meta:object-count="0" meta:page-count="8" meta:paragraph-count="243" meta:word-count="3157" meta:character-count="18621" meta:non-whitespace-character-count="15713"/>
  </office:meta>
</office:document-meta>
</file>